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solid" style:text-line-through-type="single" style:font-name="Arial" fo:font-size="10pt" fo:font-style="italic" fo:font-weight="normal" fo:background-color="transparent"/>
    </style:style>
    <style:style style:name="P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solid" style:text-line-through-type="single" style:font-name="Arial" fo:font-size="10pt" fo:font-style="normal" fo:font-weight="normal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left="0in" fo:margin-right="0in" fo:margin-top="0.1528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left="0in" fo:margin-right="0in" fo:margin-top="0.1528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loext:graphic-properties draw:fill="none" draw:fill-color="#ffffff"/>
      <style:paragraph-properties fo:margin-left="0in" fo:margin-right="0in" fo:margin-top="0.1528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4">
      <loext:graphic-properties draw:fill="none" draw:fill-color="#ffffff"/>
      <style:paragraph-properties fo:margin-left="0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/>
    </style:style>
    <style:style style:name="P11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/>
    </style:style>
    <style:style style:name="P12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/>
    </style:style>
    <style:style style:name="P13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#ffff00"/>
    </style:style>
    <style:style style:name="P15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italic" style:text-underline-style="none" fo:font-weight="normal" style:text-blinking="false" fo:background-color="transparent"/>
    </style:style>
    <style:style style:name="P16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italic" style:text-underline-style="none" fo:font-weight="normal" style:text-blinking="false" fo:background-color="transparent"/>
    </style:style>
    <style:style style:name="P17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italic" style:text-underline-style="none" fo:font-weight="normal" style:text-blinking="false" fo:background-color="transparent"/>
    </style:style>
    <style:style style:name="P18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italic" style:text-underline-style="none" fo:font-weight="normal" style:text-blinking="false"/>
    </style:style>
    <style:style style:name="P19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.1528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italic" style:text-underline-style="none" fo:font-weight="normal" style:text-blinking="false" fo:background-color="transparent"/>
    </style:style>
    <style:style style:name="P20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.1528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.1528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4">
      <loext:graphic-properties draw:fill="none" draw:fill-color="#ffffff"/>
      <style:paragraph-properties fo:margin-left="0in" fo:margin-right="0in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/>
    </style:style>
    <style:style style:name="P23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true" fo:line-height="1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true" fo:line-height="1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22343f" style:text-blinking="false" fo:background-color="transparent"/>
    </style:style>
    <style:style style:name="P25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true" fo:line-height="1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349e1" officeooo:paragraph-rsid="002349e1" style:text-blinking="false" fo:background-color="transparent"/>
    </style:style>
    <style:style style:name="P26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true" fo:line-height="10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4db21" officeooo:paragraph-rsid="0024db21" style:text-blinking="false" fo:background-color="transparent"/>
    </style:style>
    <style:style style:name="P27" style:family="paragraph" style:parent-style-name="Heading_20_5">
      <style:text-properties fo:font-variant="normal" fo:text-transform="none" fo:color="#666666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Heading_20_5">
      <style:paragraph-properties fo:margin-top="0.1528in" fo:margin-bottom="0.1528in" loext:contextual-spacing="false" fo:line-height="120%" style:writing-mode="lr-tb"/>
      <style:text-properties fo:font-variant="normal" fo:text-transform="none" fo:color="#666666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Heading_20_5">
      <style:paragraph-properties fo:margin-top="0.1528in" fo:margin-bottom="0.1528in" loext:contextual-spacing="false" fo:line-height="100%" style:writing-mode="lr-tb"/>
      <style:text-properties fo:font-variant="normal" fo:text-transform="none" fo:color="#666666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font-style="normal" fo:background-color="transparent" loext:char-shading-value="0"/>
    </style:style>
    <style:style style:name="T4" style:family="text">
      <style:text-properties fo:font-style="italic" fo:background-color="transparent" loext:char-shading-value="0"/>
    </style:style>
    <style:style style:name="T5" style:family="text">
      <style:text-properties officeooo:rsid="0020a954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officeooo:rsid="0023830b"/>
    </style:style>
    <style:style style:name="T9" style:family="text">
      <style:text-properties officeooo:rsid="0024cde5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5">Adventure Log</text:h>
      <text:list xml:id="list2288933433" text:style-name="L1">
        <text:list-item>
          <text:p text:style-name="P3">Task: Resettle Blutroch</text:p>
          <text:list>
            <text:list-item>
              <text:p text:style-name="P6">TODO: Investigate Disease</text:p>
              <text:list>
                <text:list-item>
                  <text:p text:style-name="P6">Search in city</text:p>
                </text:list-item>
                <text:list-item>
                  <text:p text:style-name="P6">Hunt for Tree of Life Cult</text:p>
                </text:list-item>
              </text:list>
            </text:list-item>
            <text:list-item>
              <text:p text:style-name="P6">TODO: Begin expedition</text:p>
              <text:list>
                <text:list-item>
                  <text:p text:style-name="P6">Negotiate permission to administer Blutroch in exchange for resettling it</text:p>
                </text:list-item>
                <text:list-item>
                  <text:p text:style-name="P6">Encourage settlers (people are very wary of curses, lingering disease, haunts/demons)</text:p>
                </text:list-item>
                <text:list-item>
                  <text:p text:style-name="P6">Gather supplies</text:p>
                </text:list-item>
              </text:list>
            </text:list-item>
          </text:list>
        </text:list-item>
        <text:list-item>
          <text:p text:style-name="P6">Shopping List</text:p>
          <text:list>
            <text:list-item>
              <text:p text:style-name="P6">Pistol Bandolier</text:p>
            </text:list-item>
          </text:list>
        </text:list-item>
        <text:list-item>
          <text:p text:style-name="P6">Skills shopping list - Merchant</text:p>
          <text:list>
            <text:list-item>
              <text:p text:style-name="P6">Bribery</text:p>
            </text:list-item>
            <text:list-item>
              <text:p text:style-name="P6">Charm</text:p>
            </text:list-item>
            <text:list-item>
              <text:p text:style-name="P15">Cool</text:p>
            </text:list-item>
            <text:list-item>
              <text:p text:style-name="P6">Gamble?</text:p>
            </text:list-item>
            <text:list-item>
              <text:p text:style-name="P6">Haggle</text:p>
            </text:list-item>
            <text:list-item>
              <text:p text:style-name="P6">Intuition</text:p>
            </text:list-item>
            <text:list-item>
              <text:p text:style-name="P15">Perception</text:p>
            </text:list-item>
            <text:list-item>
              <text:p text:style-name="P6">Evaluate</text:p>
            </text:list-item>
            <text:list-item>
              <text:p text:style-name="P19">Lore (Law)</text:p>
            </text:list-item>
          </text:list>
        </text:list-item>
      </text:list>
      <text:h text:style-name="P29" text:outline-level="5">Daily Log</text:h>
      <text:list xml:id="list3416059161" text:style-name="L2">
        <text:list-item>
          <text:p text:style-name="P25">Bogenhafen, Morning after wrecking the cult (Day 44, 32<text:span text:style-name="T6">nd</text:span>)</text:p>
          <text:list>
            <text:list-item>
              <text:p text:style-name="P25">(Ragna, Ethel, and Peronelle get acquainted)</text:p>
            </text:list-item>
            <text:list-item>
              <text:p text:style-name="P26">After being mistaken for KAL once again, shared all our info with the group</text:p>
            </text:list-item>
            <text:list-item>
              <text:p text:style-name="P26"/>
            </text:list-item>
          </text:list>
        </text:list-item>
        <text:list-item>
          <text:p text:style-name="P24">Bogenhafen, Day after Schaffenfest (Day 43, 31<text:span text:style-name="T6">st</text:span>)</text:p>
          <text:list>
            <text:list-item>
              <text:p text:style-name="P23">Head to docks to find ritual warehouse</text:p>
              <text:list>
                <text:list-item>
                  <text:p text:style-name="P23">Hints: Teugen has been spotted going into #s 4, 7, 15, 17, but has likely changed location</text:p>
                </text:list-item>
                <text:list-item>
                  <text:p text:style-name="P7">Bullied by Stevedores</text:p>
                </text:list-item>
                <text:list-item>
                  <text:p text:style-name="P7">Bullied the Stevedores, with guns (not ours)</text:p>
                </text:list-item>
                <text:list-item>
                  <text:p text:style-name="P7">Saved by Siegfried Saponatheim</text:p>
                </text:list-item>
              </text:list>
            </text:list-item>
            <text:list-item>
              <text:p text:style-name="P7">Saponatheim residence</text:p>
              <text:list>
                <text:list-item>
                  <text:p text:style-name="P7">It's a prepper McMansion</text:p>
                </text:list-item>
                <text:list-item>
                  <text:p text:style-name="P7">Guests: Ruggbroder, Magirius</text:p>
                </text:list-item>
                <text:list-item>
                  <text:p text:style-name="P7">Members of Ordo killed in blast: Volkmar Hauck &amp; Hatto Kolb, heads of minor merchant houses</text:p>
                </text:list-item>
                <text:list-item>
                  <text:p text:style-name="P7">Ruggbroder was always digging for dirt on the Ordo, and Magirius bailed when Teugen said the ritual needed a sacrifice</text:p>
                </text:list-item>
                <text:list-item>
                  <text:p text:style-name="P7">Letter to Teugen, from Etelka Herzen</text:p>
                  <text:list>
                    <text:list-item>
                      <text:p text:style-name="P7">Herzen is a friend of Teugen</text:p>
                    </text:list-item>
                    <text:list-item>
                      <text:p text:style-name="P7">Sent from "Black Peaks" in Grissenwald</text:p>
                    </text:list-item>
                    <text:list-item>
                      <text:p text:style-name="P10"><text:span text:style-name="T1">References a </text:span><text:span text:style-name="T2">High Master</text:span></text:p>
                    </text:list-item>
                  </text:list>
                </text:list-item>
              </text:list>
            </text:list-item>
            <text:list-item>
              <text:p text:style-name="P7">New list of Ordo inner circle members</text:p>
              <text:list>
                <text:list-item>
                  <text:p text:style-name="P13">Teugen, head</text:p>
                </text:list-item>
                <text:list-item>
                  <text:p text:style-name="P1">Magirius, turncoat</text:p>
                </text:list-item>
                <text:list-item>
                  <text:p text:style-name="P7">Haagen, unknown</text:p>
                </text:list-item>
                <text:list-item>
                  <text:p text:style-name="P7">Steinhäger, loyal?</text:p>
                </text:list-item>
                <text:list-item>
                  <text:p text:style-name="P2">Volkmar Hauck (minor house), dead</text:p>
                </text:list-item>
                <text:list-item>
                  <text:p text:style-name="P2">Hatto Kolb (minor house), dead</text:p>
                </text:list-item>
                <text:list-item>
                  <text:p text:style-name="P7">Dankmar Blanke (minor house), unknown</text:p>
                </text:list-item>
              </text:list>
            </text:list-item>
            <text:list-item>
              <text:p text:style-name="P7">Magirius's Townhouse</text:p>
              <text:list>
                <text:list-item>
                  <text:p text:style-name="P7">Dead Magirius, "WHSE 1[3 or 7]"</text:p>
                </text:list-item>
                <text:list-item>
                  <text:p text:style-name="P7">Shapeshifter</text:p>
                  <text:list>
                    <text:list-item>
                      <text:p text:style-name="P16">Gideon</text:p>
                    </text:list-item>
                    <text:list-item>
                      <text:p text:style-name="P18"><text:span text:style-name="T1">Ludo Edel </text:span><text:span text:style-name="T3">(fed info to witch hunters)</text:span></text:p>
                    </text:list-item>
                    <text:list-item>
                      <text:p text:style-name="P16">Guard Captain</text:p>
                    </text:list-item>
                    <text:list-item>
                      <text:p text:style-name="P16">Dovemother</text:p>
                    </text:list-item>
                    <text:list-item>
                      <text:p text:style-name="P16">Messenger who led us here</text:p>
                    </text:list-item>
                  </text:list>
                </text:list-item>
                <text:list-item>
                  <text:p text:style-name="P7">Shapeshifter had Ring of Opsianon</text:p>
                </text:list-item>
              </text:list>
            </text:list-item>
            <text:list-item>
              <text:p text:style-name="P7">Warehouse 13</text:p>
              <text:list>
                <text:list-item>
                  <text:p text:style-name="P7">Steinhager was there, we got a mob to beat his ass to death</text:p>
                </text:list-item>
                <text:list-item>
                  <text:p text:style-name="P7">Teugen showed up and got Comet of Ca</text:p>
                </text:list-item>
              </text:list>
            </text:list-item>
          </text:list>
        </text:list-item>
        <text:list-item>
          <text:p text:style-name="P7">Bogenhafen, 3rd and final day of Schaffenfest (Day 42, 30th)</text:p>
          <text:list>
            <text:list-item>
              <text:p text:style-name="P10"><text:span text:style-name="T1">Cythara meets with Vigilant Eye cult; </text:span><text:span text:style-name="T2">Info Luliana does not have:</text:span></text:p>
              <text:list>
                <text:list-item>
                  <text:p text:style-name="P7">Founded by Volker Drauchen (currently at least 300yo), members of note:</text:p>
                  <text:list>
                    <text:list-item>
                      <text:p text:style-name="P7">Wolmar Rotte is back, one of the members</text:p>
                    </text:list-item>
                    <text:list-item>
                      <text:p text:style-name="P7">Unter-Magus Else Überraschung</text:p>
                    </text:list-item>
                    <text:list-item>
                      <text:p text:style-name="P7">Road Wardens and some Town Guard</text:p>
                    </text:list-item>
                  </text:list>
                </text:list-item>
                <text:list-item>
                  <text:p text:style-name="P7">Temple has secret passages extending from guard barracks all the way to southern edge of docks, older than sewers</text:p>
                </text:list-item>
              </text:list>
            </text:list-item>
            <text:list-item>
              <text:p text:style-name="P7">Info Cythara gives out</text:p>
              <text:list>
                <text:list-item>
                  <text:p text:style-name="P7">"An hour after sunset at my house. All members of the Inner Council will attend." - Johannes Teugen, note dropped by Magirius</text:p>
                </text:list-item>
                <text:list-item>
                  <text:p text:style-name="P7">Teugen has been seen in sunlight (Magic to protect from sun? Not a vampire at all? Recent development?)</text:p>
                </text:list-item>
                <text:list-item>
                  <text:p text:style-name="P7">Dovemother, Stormfather (Ludo Edel), and warehouse guard we stole info from, all murdered last night</text:p>
                </text:list-item>
                <text:list-item>
                  <text:p text:style-name="P7">A warehouse has been receiving shipments of ritual-performing materials</text:p>
                </text:list-item>
              </text:list>
            </text:list-item>
            <text:list-item>
              <text:p text:style-name="P7">Luliana scouts info on Stevedores</text:p>
              <text:list>
                <text:list-item>
                  <text:p text:style-name="P7">Guildmaster Gurney Dumkopf has ties with Merchants, and Teugen in particular</text:p>
                </text:list-item>
                <text:list-item>
                  <text:p text:style-name="P7">Operate for most things in gangs, based on material to be carried</text:p>
                </text:list-item>
                <text:list-item>
                  <text:p text:style-name="P7">Dumkopf has an apartment not far from the Bogensite</text:p>
                </text:list-item>
              </text:list>
            </text:list-item>
            <text:list-item>
              <text:p text:style-name="P7">Off-sheet inventory</text:p>
              <text:list>
                <text:list-item>
                  <text:p text:style-name="P7">3 <text:span text:style-name="T5">powder kegs</text:span> (50lbs each), Cythara's inventory</text:p>
                </text:list-item>
                <text:list-item>
                  <text:p text:style-name="P7">10 lbs bags coffee beans, Luliana's inventory or wherever she's storing bulk goods</text:p>
                </text:list-item>
              </text:list>
            </text:list-item>
            <text:list-item>
              <text:p text:style-name="P7">After the Explosion</text:p>
              <text:list>
                <text:list-item>
                  <text:p text:style-name="P7">Survivors: Teugen, Franz Steinhäger, Magirius</text:p>
                </text:list-item>
                <text:list-item>
                  <text:p text:style-name="P7">Two mystery "guests" dead</text:p>
                </text:list-item>
              </text:list>
            </text:list-item>
            <text:list-item>
              <text:p text:style-name="P7">Questioning Cythara</text:p>
              <text:list>
                <text:list-item>
                  <text:p text:style-name="P7">4 main Chaos gods:</text:p>
                  <text:list>
                    <text:list-item>
                      <text:p text:style-name="P7">Nurgle - the flylord/lord of the garden, known for disease/decay</text:p>
                    </text:list-item>
                    <text:list-item>
                      <text:p text:style-name="P7">Lady Slaanesh - patron of fertility/art/music, prince of pleasure and pain</text:p>
                    </text:list-item>
                    <text:list-item>
                      <text:p text:style-name="P7">Corn (Khorne) - god of harvest/bloodshed</text:p>
                    </text:list-item>
                    <text:list-item>
                      <text:p text:style-name="P7">Tzeentch - windlord, god of change/magic, "the good one", source of knowledge of magic, patron of all mages</text:p>
                    </text:list-item>
                  </text:list>
                </text:list-item>
                <text:list-item>
                  <text:p text:style-name="P7">Cythara and much of her family have worshipped Tzeentch for a long time!!! This is why they are not welcome in Elf lands</text:p>
                </text:list-item>
                <text:list-item>
                  <text:p text:style-name="P7">Cythara is in contact with a Tzeentchian cult in Bogenhafen</text:p>
                </text:list-item>
                <text:list-item>
                  <text:p text:style-name="P7">Asa is one of Tzeentch's "blessed" (but she's a Norscan so maybe that's normal???)</text:p>
                </text:list-item>
                <text:list-item>
                  <text:p text:style-name="P7">Cythara can turn into a horrid winged beastman because Tzeentch "likes change"</text:p>
                </text:list-item>
                <text:list-item>
                  <text:p text:style-name="P7">Cythara needed a scroll to summon a demon</text:p>
                </text:list-item>
                <text:list-item>
                  <text:p text:style-name="P7">The bright Morrisleib is probably a Nurgle cult thing again</text:p>
                </text:list-item>
              </text:list>
            </text:list-item>
          </text:list>
        </text:list-item>
        <text:list-item>
          <text:p text:style-name="P7">Bogenhafen, 2nd day of Schaffenfest (Day 41, 29th)</text:p>
          <text:list>
            <text:list-item>
              <text:p text:style-name="P7">Not getting paid just yet</text:p>
              <text:list>
                <text:list-item>
                  <text:p text:style-name="P7">Magister not authorized to pay because confusion, will talk to innkeep however</text:p>
                </text:list-item>
                <text:list-item>
                  <text:p text:style-name="P7">Magister Richter went to "Teugen"</text:p>
                </text:list-item>
              </text:list>
            </text:list-item>
            <text:list-item>
              <text:p text:style-name="P7">More cult stuff</text:p>
              <text:list>
                <text:list-item>
                  <text:p text:style-name="P7">Doomsayer in town square, ranting about number 7 (lol)</text:p>
                </text:list-item>
                <text:list-item>
                  <text:p text:style-name="P7">Adolphus murdered, Anke Dorflinger missing (likely kidnapped for sacrifice)</text:p>
                </text:list-item>
              </text:list>
            </text:list-item>
            <text:list-item>
              <text:p text:style-name="P7">Mystic Megret</text:p>
              <text:list>
                <text:list-item>
                  <text:p text:style-name="P7">"The great killed the small, the highest serve the lowest. You are in great danger. The Eye is upon you."</text:p>
                  <text:list>
                    <text:list-item>
                      <text:p text:style-name="P7">The great killed the small</text:p>
                    </text:list-item>
                    <text:list-item>
                      <text:p text:style-name="P7">Highest serve the lowest - Leaders of merchant guilds serve Nurgle</text:p>
                    </text:list-item>
                    <text:list-item>
                      <text:p text:style-name="P7">You are in great danger - no shit</text:p>
                    </text:list-item>
                    <text:list-item>
                      <text:p text:style-name="P7">The Eye is upon you - The Vigilant Eye cult is watching us</text:p>
                    </text:list-item>
                  </text:list>
                </text:list-item>
              </text:list>
            </text:list-item>
            <text:list-item>
              <text:p text:style-name="P7">Infiltration of Steinhäger Offices - 3pm start</text:p>
              <text:list>
                <text:list-item>
                  <text:p text:style-name="P7">Offices right above demon room in sewers, look for a way down</text:p>
                </text:list-item>
                <text:list-item>
                  <text:p text:style-name="P7">Doorman? Gerhard Schutz</text:p>
                </text:list-item>
                <text:list-item>
                  <text:p text:style-name="P7">"All goes well; the temple is ready for our use. When the Schaffenfest ends, our plan comes to fruition at the twelfth bell. Soon we will all be rich. - Teugen"</text:p>
                </text:list-item>
                <text:list-item>
                  <text:p text:style-name="P7">Book with "Teugen" written on the front</text:p>
                  <text:list>
                    <text:list-item>
                      <text:p text:style-name="P7">Grimoire containing several dark spells</text:p>
                    </text:list-item>
                  </text:list>
                </text:list-item>
                <text:list-item>
                  <text:p text:style-name="P7">Franz Steinhäger, head of family. Short and squat, waddles when he talks.</text:p>
                  <text:list>
                    <text:list-item>
                      <text:p text:style-name="P7">Openly admits membership with Ordo Septinarius</text:p>
                    </text:list-item>
                    <text:list-item>
                      <text:p text:style-name="P7">All members drawn from local merchant guilds</text:p>
                    </text:list-item>
                    <text:list-item>
                      <text:p text:style-name="P7">Started by Councilor Teugen, been running for 2 years now</text:p>
                    </text:list-item>
                    <text:list-item>
                      <text:p text:style-name="P7">7 inner members, every inner councilmember guides 6 apprentices</text:p>
                    </text:list-item>
                    <text:list-item>
                      <text:p text:style-name="P7">Plan involves many members of the order getting very rich</text:p>
                    </text:list-item>
                    <text:list-item>
                      <text:p text:style-name="P7">I will be "a favorite once introduced to the inner council"</text:p>
                    </text:list-item>
                  </text:list>
                </text:list-item>
                <text:list-item>
                  <text:p text:style-name="P7">Heinrich Steinhäger, Franz's younger brother</text:p>
                  <text:list>
                    <text:list-item>
                      <text:p text:style-name="P7">Teugen is bigger merchant family</text:p>
                    </text:list-item>
                    <text:list-item>
                      <text:p text:style-name="P7">Very jealous of his brother</text:p>
                    </text:list-item>
                    <text:list-item>
                      <text:p text:style-name="P7">We let him in on some partially-accurate secrets of Franz being involved with the cult</text:p>
                    </text:list-item>
                    <text:list-item>
                      <text:p text:style-name="P13">He is our ally on the inside to take down Franz</text:p>
                    </text:list-item>
                  </text:list>
                </text:list-item>
                <text:list-item>
                  <text:p text:style-name="P7">Mystery note</text:p>
                  <text:list>
                    <text:list-item>
                      <text:p text:style-name="P7">Unsigned, reminder to Franz that a beggar will have to be taken to the temple for sacrifice</text:p>
                    </text:list-item>
                  </text:list>
                </text:list-item>
              </text:list>
            </text:list-item>
            <text:list-item>
              <text:p text:style-name="P7">Town Council, 15 seats</text:p>
              <text:list>
                <text:list-item>
                  <text:p text:style-name="P7">8 for merchant's guild</text:p>
                  <text:list>
                    <text:list-item>
                      <text:p text:style-name="P7">One for Guildmaster (Friedrich Magirius)</text:p>
                    </text:list-item>
                    <text:list-item>
                      <text:p text:style-name="P7">One each for the Four main mercantile families (Steinhäger, Teugen, Haagen, Ruggbroder)</text:p>
                    </text:list-item>
                    <text:list-item>
                      <text:p text:style-name="P7">Other three in rotation by lesser families</text:p>
                    </text:list-item>
                    <text:list-item>
                      <text:p text:style-name="P7">Given their majority, if they vote in unison, they have control of the council</text:p>
                    </text:list-item>
                  </text:list>
                </text:list-item>
                <text:list-item>
                  <text:p text:style-name="P7">5 for other prominent guilds</text:p>
                  <text:list>
                    <text:list-item>
                      <text:p text:style-name="P7">Physicians</text:p>
                    </text:list-item>
                    <text:list-item>
                      <text:p text:style-name="P7">Tailors &amp; Weavers</text:p>
                    </text:list-item>
                    <text:list-item>
                      <text:p text:style-name="P7">Teamsters</text:p>
                    </text:list-item>
                    <text:list-item>
                      <text:p text:style-name="P7">Stevedores</text:p>
                    </text:list-item>
                    <text:list-item>
                      <text:p text:style-name="P7">Mourners (leader also local priestess of Morr, Gravemother Karlitz)</text:p>
                    </text:list-item>
                  </text:list>
                </text:list-item>
                <text:list-item>
                  <text:p text:style-name="P7">1 for representative of a craft guild, on rotation</text:p>
                  <text:list>
                    <text:list-item>
                      <text:p text:style-name="P7">Cartwrights</text:p>
                    </text:list-item>
                    <text:list-item>
                      <text:p text:style-name="P7">Carpenters</text:p>
                    </text:list-item>
                    <text:list-item>
                      <text:p text:style-name="P7">Jewellers</text:p>
                    </text:list-item>
                    <text:list-item>
                      <text:p text:style-name="P7">Metalworkers</text:p>
                    </text:list-item>
                    <text:list-item>
                      <text:p text:style-name="P7">Masons</text:p>
                    </text:list-item>
                  </text:list>
                </text:list-item>
                <text:list-item>
                  <text:p text:style-name="P7">1 for highest-ranking local priest of Sigmar</text:p>
                  <text:list>
                    <text:list-item>
                      <text:p text:style-name="P7">Ludo Edel</text:p>
                    </text:list-item>
                  </text:list>
                </text:list-item>
                <text:list-item>
                  <text:p text:style-name="P7">Non-voting seat held by Chief Magistrate</text:p>
                  <text:list>
                    <text:list-item>
                      <text:p text:style-name="P7">Heinz Richter</text:p>
                    </text:list-item>
                  </text:list>
                </text:list-item>
              </text:list>
            </text:list-item>
            <text:list-item>
              <text:p text:style-name="P7">Temple of Sigmar</text:p>
              <text:list>
                <text:list-item>
                  <text:p text:style-name="P7">High priest - Ludo Edel</text:p>
                  <text:list>
                    <text:list-item>
                      <text:p text:style-name="P7">Very young, common belief that he has position due to father's business connections to the Teugen family</text:p>
                    </text:list-item>
                  </text:list>
                </text:list-item>
                <text:list-item>
                  <text:p text:style-name="P7">Has several bells</text:p>
                  <text:list>
                    <text:list-item>
                      <text:p text:style-name="P7">Largest is called the Gross Klara, only used for nobility</text:p>
                    </text:list-item>
                    <text:list-item>
                      <text:p text:style-name="P7">There is a bell for demon attack, though the only people who would recognize it would probably assume a false alarm</text:p>
                    </text:list-item>
                  </text:list>
                </text:list-item>
                <text:list-item>
                  <text:p text:style-name="P7">Senior priests</text:p>
                  <text:list>
                    <text:list-item>
                      <text:p text:style-name="P7">Frustrated they have to admit that Ludo was right about nefarious happenings in city</text:p>
                    </text:list-item>
                    <text:list-item>
                      <text:p text:style-name="P7">Ludo ranting that upper echelon of town infiltrated by vampires</text:p>
                    </text:list-item>
                  </text:list>
                </text:list-item>
                <text:list-item>
                  <text:p text:style-name="P7">Ludo's inner chamber</text:p>
                  <text:list>
                    <text:list-item>
                      <text:p text:style-name="P7">Conspiracy theory corkboard strings</text:p>
                    </text:list-item>
                  </text:list>
                </text:list-item>
              </text:list>
            </text:list-item>
            <text:list-item>
              <text:p text:style-name="P7">Temple of Shallya</text:p>
              <text:list>
                <text:list-item>
                  <text:p text:style-name="P7">Dovemother Rubenstein, Congress of Doves</text:p>
                </text:list-item>
              </text:list>
            </text:list-item>
            <text:list-item>
              <text:p text:style-name="P7">Temple of Ulric</text:p>
              <text:list>
                <text:list-item>
                  <text:p text:style-name="P7">Father Waldo Brandt, initiate son Erich</text:p>
                </text:list-item>
                <text:list-item>
                  <text:p text:style-name="P7">5 aging Knights of the White Wolf</text:p>
                </text:list-item>
              </text:list>
            </text:list-item>
            <text:list-item>
              <text:p text:style-name="P7">Steinhäger</text:p>
              <text:list>
                <text:list-item>
                  <text:p text:style-name="P7">Dwarf/mining contracts</text:p>
                </text:list-item>
                <text:list-item>
                  <text:p text:style-name="P7">Head: Franz Steinhäger, assisted by his brother Heinrich</text:p>
                </text:list-item>
              </text:list>
            </text:list-item>
            <text:list-item>
              <text:p text:style-name="P7">Haagen</text:p>
              <text:list>
                <text:list-item>
                  <text:p text:style-name="P7">Offices on the Bergstrasse, in Merchants' Guild</text:p>
                </text:list-item>
                <text:list-item>
                  <text:p text:style-name="P7">Head: Jochen Haagen, is Head of Merchants' Guild</text:p>
                </text:list-item>
                <text:list-item>
                  <text:p text:style-name="P7">Luxury traders</text:p>
                </text:list-item>
                <text:list-item>
                  <text:p text:style-name="P7">Competition with Teugens</text:p>
                </text:list-item>
                <text:list-item>
                  <text:p text:style-name="P7">Close ties with Stevedores</text:p>
                </text:list-item>
              </text:list>
            </text:list-item>
            <text:list-item>
              <text:p text:style-name="P7">Teugen</text:p>
              <text:list>
                <text:list-item>
                  <text:p text:style-name="P7">Office close to (former) Steinhäger offices, behind Merchants' Guild</text:p>
                </text:list-item>
                <text:list-item>
                  <text:p text:style-name="P7">Largest of the Big 4</text:p>
                </text:list-item>
                <text:list-item>
                  <text:p text:style-name="P7">Head: Johannes Teugen, succeeded his brother Karl</text:p>
                </text:list-item>
              </text:list>
            </text:list-item>
            <text:list-item>
              <text:p text:style-name="P7">Ruggbroder</text:p>
              <text:list>
                <text:list-item>
                  <text:p text:style-name="P7">Farm produce traders</text:p>
                </text:list-item>
                <text:list-item>
                  <text:p text:style-name="P7">Head: Heironymus Ruggbroder, crusty old boi</text:p>
                </text:list-item>
                <text:list-item>
                  <text:p text:style-name="P7">Competition with Teugens</text:p>
                </text:list-item>
                <text:list-item>
                  <text:p text:style-name="P7">Close ties with Teamsters</text:p>
                </text:list-item>
                <text:list-item>
                  <text:p text:style-name="P7">Smallest of the Big 4</text:p>
                </text:list-item>
              </text:list>
            </text:list-item>
            <text:list-item>
              <text:p text:style-name="P7">Town Hall</text:p>
              <text:list>
                <text:list-item>
                  <text:p text:style-name="P7">Clerk dude: Arby's</text:p>
                </text:list-item>
                <text:list-item>
                  <text:p text:style-name="P7">Johannes Teugen's office</text:p>
                  <text:list>
                    <text:list-item>
                      <text:p text:style-name="P7">Might be a vampire?</text:p>
                    </text:list-item>
                  </text:list>
                </text:list-item>
              </text:list>
            </text:list-item>
            <text:list-item>
              <text:p text:style-name="P7">Mourners' Guild</text:p>
              <text:list>
                <text:list-item>
                  <text:p text:style-name="P7">Gravemother Silustena Carlitz</text:p>
                  <text:list>
                    <text:list-item>
                      <text:p text:style-name="P7">Vampire, magic user, vampirism = "unfortunate circumstances"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Bogenhafen, 1st day of Schaffenfest (Day 40, 28th)</text:p>
          <text:list>
            <text:list-item>
              <text:p text:style-name="P7">Led by Pompai Ricolma</text:p>
            </text:list-item>
            <text:list-item>
              <text:p text:style-name="P7">Paid Gottri Gurnisson's fine</text:p>
            </text:list-item>
            <text:list-item>
              <text:p text:style-name="P7">Keiti Ouala</text:p>
              <text:list>
                <text:list-item>
                  <text:p text:style-name="P7">Coffee</text:p>
                </text:list-item>
                <text:list-item>
                  <text:p text:style-name="P7">Stone tablet with a record of celestial arrangements, written in Eltharan</text:p>
                </text:list-item>
              </text:list>
            </text:list-item>
            <text:list-item>
              <text:p text:style-name="P7">Heinrich "The Grouch" Marken</text:p>
              <text:list>
                <text:list-item>
                  <text:p text:style-name="P7">Mistook me briefly for Lieberung</text:p>
                </text:list-item>
                <text:list-item>
                  <text:p text:style-name="P7">Story time</text:p>
                  <text:list>
                    <text:list-item>
                      <text:p text:style-name="P7">Used to travel with 2 of his brothers</text:p>
                    </text:list-item>
                    <text:list-item>
                      <text:p text:style-name="P7">During show in Nuln, met up with group of "well to do scholars"</text:p>
                    </text:list-item>
                    <text:list-item>
                      <text:p text:style-name="P7">Quickly realized they were a cult</text:p>
                    </text:list-item>
                  </text:list>
                </text:list-item>
              </text:list>
            </text:list-item>
            <text:list-item>
              <text:p text:style-name="P7">Brokur Zindrisson, blacksmith</text:p>
              <text:list>
                <text:list-item>
                  <text:p text:style-name="P7">Some weapons and armor</text:p>
                </text:list-item>
                <text:list-item>
                  <text:p text:style-name="P7">Iron flowers of many different types</text:p>
                </text:list-item>
                <text:list-item>
                  <text:p text:style-name="P7">Lead-lined chest with 2 green rocks and sword with bands of green metal</text:p>
                </text:list-item>
              </text:list>
            </text:list-item>
            <text:list-item>
              <text:p text:style-name="P7">Jousting tourney</text:p>
              <text:list>
                <text:list-item>
                  <text:p text:style-name="P7">Flags</text:p>
                  <text:list>
                    <text:list-item>
                      <text:p text:style-name="P7">Duchy of Saponatheim, and standard of Graff Vilhelm Saponatheim</text:p>
                    </text:list-item>
                    <text:list-item>
                      <text:p text:style-name="P7">Bildhofen (family that runs Karoburg, in Middenland), &amp; standard of Grand Duke Leopold von Bildhofen</text:p>
                    </text:list-item>
                  </text:list>
                </text:list-item>
                <text:list-item>
                  <text:p text:style-name="P7">Got Guillarme in the tourney taking the place of Primus, Leopold's son, who didn't want to participate</text:p>
                  <text:list>
                    <text:list-item>
                      <text:p text:style-name="P14">Primus totally owes me a favor</text:p>
                    </text:list-item>
                  </text:list>
                </text:list-item>
              </text:list>
            </text:list-item>
            <text:list-item>
              <text:p text:style-name="P7">Doctor Malthusius' Zoocopeia</text:p>
              <text:list>
                <text:list-item>
                  <text:p text:style-name="P7">"Ghastly Three-Legged Goblin of Grissenwald" - Tiny 3-legged goblin</text:p>
                </text:list-item>
                <text:list-item>
                  <text:p text:style-name="P7">"Horrendously Hairy Horror of Hochland" - Long-haired ape</text:p>
                </text:list-item>
                <text:list-item>
                  <text:p text:style-name="P7">"Dastardly One-Eyed Dog of Diesdorf" - Dog cyclops</text:p>
                </text:list-item>
                <text:list-item>
                  <text:p text:style-name="P7">"Immeasurable maw of the middle mountains" - Squig</text:p>
                </text:list-item>
              </text:list>
            </text:list-item>
            <text:list-item>
              <text:p text:style-name="P7">Heinz Richter, judge</text:p>
              <text:list>
                <text:list-item>
                  <text:p text:style-name="P7">We're going to find the goblin that escaped into the sewers, reward 15 GC</text:p>
                </text:list-item>
              </text:list>
            </text:list-item>
            <text:list-item>
              <text:p text:style-name="P7">Mystic Megret, seer</text:p>
              <text:list>
                <text:list-item>
                  <text:p text:style-name="P10"><text:span text:style-name="T1">Sister Weir did an absolutely stunning job waiting in line, only </text:span><text:span text:style-name="T4">almost</text:span><text:span text:style-name="T1"> losing our place in it by a distraction</text:span></text:p>
                </text:list-item>
                <text:list-item>
                  <text:p text:style-name="P7">Can't see omens beyond a couple days, confident something "significant" will happen soon</text:p>
                </text:list-item>
                <text:list-item>
                  <text:p text:style-name="P7">Had this trouble only in Bogenhafen</text:p>
                </text:list-item>
                <text:list-item>
                  <text:p text:style-name="P7">Cythara: "Dark and narrow place with water, death"</text:p>
                </text:list-item>
                <text:list-item>
                  <text:p text:style-name="P7">Me: "The sign of the rose is red, dripping blood"</text:p>
                </text:list-item>
              </text:list>
            </text:list-item>
            <text:list-item>
              <text:p text:style-name="P7">Hunt for the 3-Legged Goblin</text:p>
              <text:list>
                <text:list-item>
                  <text:p text:style-name="P7">Demon summoned by Ordo Septanarius</text:p>
                </text:list-item>
                <text:list-item>
                  <text:p text:style-name="P7">Bloodstained knife, silver platter, scroll</text:p>
                </text:list-item>
                <text:list-item>
                  <text:p text:style-name="P7">Gottri's corpse in sewers</text:p>
                  <text:list>
                    <text:list-item>
                      <text:p text:style-name="P7">Arm either bitten or torn off, knife cuts, knife slash opened chest, heart removed</text:p>
                    </text:list-item>
                  </text:list>
                </text:list-item>
                <text:list-item>
                  <text:p text:style-name="P7">Sergeant Überraschung, vouches for us, affidavit</text:p>
                </text:list-item>
                <text:list-item>
                  <text:p text:style-name="P7">Steinhäger family owns warehouse where goblin was supposedly killed</text:p>
                </text:list-item>
                <text:list-item>
                  <text:p text:style-name="P7">Warehouse 4</text:p>
                  <text:list>
                    <text:list-item>
                      <text:p text:style-name="P7">"Anton, a goblin mutated to have 3 legs, was recently reported to have escaped into sewers. It went into the warehouse and was crushed. If anyone asks, this is the story you give them"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Arriving in Bogenhafen (Day 39, 27th)</text:p>
          <text:list>
            <text:list-item>
              <text:p text:style-name="P7">Maria Braund</text:p>
              <text:list>
                <text:list-item>
                  <text:p text:style-name="P7">Tried to rob us, so dumb she left with nothing (fuckin nerd)</text:p>
                </text:list-item>
                <text:list-item>
                  <text:p text:style-name="P14">Don't forget she's gonna be back after Schaffenfest</text:p>
                </text:list-item>
              </text:list>
            </text:list-item>
            <text:list-item>
              <text:p text:style-name="P7">Moon is full and too large, despite being full 5 days ago</text:p>
            </text:list-item>
            <text:list-item>
              <text:p text:style-name="P7">Journey's End (nice, $), Half Measure (lil skeezy), Wolf's Tail (spartan but not unsafe), Crossed Pikes (safe)</text:p>
            </text:list-item>
          </text:list>
        </text:list-item>
        <text:list-item>
          <text:p text:style-name="P7">On the River (Day 36-38, 24th-26th)</text:p>
          <text:list>
            <text:list-item>
              <text:p text:style-name="P7">Travel Endeavor: Change career to Master Merchant (acquired residence and warehouse in Bogenhafen, abstracting selling of livestock and luxuries once there)</text:p>
            </text:list-item>
          </text:list>
        </text:list-item>
        <text:list-item>
          <text:p text:style-name="P7">On the River (Day 35, 23rd)</text:p>
          <text:list>
            <text:list-item>
              <text:p text:style-name="P7">Riverside docks burnt, had to keep going</text:p>
            </text:list-item>
            <text:list-item>
              <text:p text:style-name="P7">Attacked in the night by mysterious thugs</text:p>
            </text:list-item>
            <text:list-item>
              <text:p text:style-name="P7">Adolphus Kuftsos</text:p>
              <text:list>
                <text:list-item>
                  <text:p text:style-name="P7">Belongings</text:p>
                  <text:list>
                    <text:list-item>
                      <text:p text:style-name="P7">3 sets manacles &amp; key</text:p>
                    </text:list-item>
                    <text:list-item>
                      <text:p text:style-name="P7">Crossbow, 34 bolts</text:p>
                    </text:list-item>
                    <text:list-item>
                      <text:p text:style-name="P7">Mail coif, coat, chausses (on body)</text:p>
                    </text:list-item>
                    <text:list-item>
                      <text:p text:style-name="P7">Sword</text:p>
                    </text:list-item>
                    <text:list-item>
                      <text:p text:style-name="P7">2x 10yd rope</text:p>
                    </text:list-item>
                    <text:list-item>
                      <text:p text:style-name="P7">Letter</text:p>
                    </text:list-item>
                  </text:list>
                </text:list-item>
                <text:list-item>
                  <text:p text:style-name="P7">The Letter</text:p>
                  <text:list>
                    <text:list-item>
                      <text:p text:style-name="P7">Ado conversed with QF in Nuln, discussed the Green Tree Cult</text:p>
                    </text:list-item>
                    <text:list-item>
                      <text:p text:style-name="P7">Ado "very anxious" to find Lieberung</text:p>
                    </text:list-item>
                  </text:list>
                </text:list-item>
                <text:list-item>
                  <text:p text:style-name="P7">Previous Encounters</text:p>
                  <text:list>
                    <text:list-item>
                      <text:p text:style-name="P7">Assassinated ToL Cultist we chatted with</text:p>
                    </text:list-item>
                    <text:list-item>
                      <text:p text:style-name="P7">Assassinated ToL Cultists following us</text:p>
                    </text:list-item>
                    <text:list-item>
                      <text:p text:style-name="P7">Saw in a tavern, fled upon noticing us</text:p>
                    </text:list-item>
                  </text:list>
                </text:list-item>
                <text:list-item>
                  <text:p text:style-name="P7">What he knows</text:p>
                  <text:list>
                    <text:list-item>
                      <text:p text:style-name="P7">Green Tree Cult = "Tree of Life"</text:p>
                    </text:list-item>
                    <text:list-item>
                      <text:p text:style-name="P7">Lieberung was high-ranking member of Nuln chapter</text:p>
                    </text:list-item>
                    <text:list-item>
                      <text:p text:style-name="P7">Lady Emmanuelle Nacht wanted her dead</text:p>
                    </text:list-item>
                    <text:list-item>
                      <text:p text:style-name="P7">Nuln authorities got her and others' names from captured cult member</text:p>
                    </text:list-item>
                    <text:list-item>
                      <text:p text:style-name="P7">She and others fled north to Middenheim</text:p>
                    </text:list-item>
                    <text:list-item>
                      <text:p text:style-name="P7">Fake inheritance made to lure her ou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Weissbruck (Day 33-34, 21st-22nd)</text:p>
          <text:list>
            <text:list-item>
              <text:p text:style-name="P7">Rudebountyhunterman (later learned to be Adolphus Kuftsos), staying at Trumpet Inn</text:p>
              <text:list>
                <text:list-item>
                  <text:p text:style-name="P7">Refused to talk to us</text:p>
                </text:list-item>
              </text:list>
            </text:list-item>
            <text:list-item>
              <text:p text:style-name="P7">Wolmar Rotte, one of the gamblers</text:p>
              <text:list>
                <text:list-item>
                  <text:p text:style-name="P7">Snuck a card into Cythara's pocket, The Witching Star</text:p>
                </text:list-item>
              </text:list>
            </text:list-item>
            <text:list-item>
              <text:p text:style-name="P7">We got rooms at They Happy Manc</text:p>
            </text:list-item>
          </text:list>
        </text:list-item>
        <text:list-item>
          <text:p text:style-name="P7">The Barabeli (Day 31, 19th)</text:p>
          <text:list>
            <text:list-item>
              <text:p text:style-name="P7">Rosa Weir!</text:p>
            </text:list-item>
          </text:list>
        </text:list-item>
        <text:list-item>
          <text:p text:style-name="P7">The Barabeli, Josif's large cargo boat (Day 30, 18th Nachgeheim)</text:p>
          <text:list>
            <text:list-item>
              <text:p text:style-name="P7">None of us could sleep that night</text:p>
            </text:list-item>
          </text:list>
        </text:list-item>
        <text:list-item>
          <text:p text:style-name="P7">The Docks of Altdorf</text:p>
          <text:list>
            <text:list-item>
              <text:p text:style-name="P7">Traded magic broom for magic copper mail shirt and magic copper ring</text:p>
            </text:list-item>
            <text:list-item>
              <text:p text:style-name="P7">Tailed by 2 cultists, both killed by mysterious cloaked crossbowman (witch hunter)</text:p>
            </text:list-item>
            <text:list-item>
              <text:p text:style-name="P7">Bribed guards to not take us in for questioning</text:p>
            </text:list-item>
          </text:list>
        </text:list-item>
        <text:list-item>
          <text:p text:style-name="P7">In Altdorf (Day 29)</text:p>
          <text:list>
            <text:list-item>
              <text:p text:style-name="P7">The River Reik mysteriously ran backwards for a few days, delaying our departure</text:p>
            </text:list-item>
            <text:list-item>
              <text:p text:style-name="P7">Did banking, invested in livestock and luxuries</text:p>
            </text:list-item>
          </text:list>
        </text:list-item>
        <text:list-item>
          <text:p text:style-name="P7">In Altdorf (Day 26-28)</text:p>
          <text:list>
            <text:list-item>
              <text:p text:style-name="P7">Got papers for Cythara</text:p>
            </text:list-item>
            <text:list-item>
              <text:p text:style-name="P7">Found wiz college after some non-euclidean traveling</text:p>
              <text:list>
                <text:list-item>
                  <text:p text:style-name="P7">Huge stone pyramid, lights shine thru from inside because magic lol</text:p>
                </text:list-item>
                <text:list-item>
                  <text:p text:style-name="P7">Dr. Fancy Brightwizardpants gave us paperwork</text:p>
                </text:list-item>
              </text:list>
            </text:list-item>
          </text:list>
        </text:list-item>
        <text:list-item>
          <text:p text:style-name="P7">In Altdorf (Day 25)</text:p>
          <text:list>
            <text:list-item>
              <text:p text:style-name="P7">Konigsplatz</text:p>
              <text:list>
                <text:list-item>
                  <text:p text:style-name="P7">The emperor leads a mounted procession of knights</text:p>
                </text:list-item>
                <text:list-item>
                  <text:p text:style-name="P7">Shady figures approach us specifically, peel off when noticed</text:p>
                </text:list-item>
              </text:list>
            </text:list-item>
            <text:list-item>
              <text:p text:style-name="P7">Street of 100 Taverns</text:p>
              <text:list>
                <text:list-item>
                  <text:p text:style-name="P7">More shady figures</text:p>
                </text:list-item>
                <text:list-item>
                  <text:p text:style-name="P7">Josif!</text:p>
                </text:list-item>
              </text:list>
            </text:list-item>
            <text:list-item>
              <text:p text:style-name="P7">Inn: Breast of Myrmidia</text:p>
              <text:list>
                <text:list-item>
                  <text:p text:style-name="P7">Liberung was the <text:span text:style-name="T8">Magister</text:span> Impe<text:span text:style-name="T8">di</text:span>mente</text:p>
                </text:list-item>
                <text:list-item>
                  <text:p text:style-name="P7">Inheritance note not part of the cult's code</text:p>
                </text:list-item>
                <text:list-item>
                  <text:p text:style-name="P7">Markus Weisoft, shot by mysterious figure</text:p>
                  <text:list>
                    <text:list-item>
                      <text:p text:style-name="P7">Also has a green tree tattoo, not as intricate</text:p>
                    </text:list-item>
                    <text:list-item>
                      <text:p text:style-name="P7">Scroll of power</text:p>
                    </text:list-item>
                    <text:list-item>
                      <text:p text:style-name="P7">Dar on nose</text:p>
                    </text:list-item>
                  </text:list>
                </text:list-item>
              </text:list>
            </text:list-item>
            <text:list-item>
              <text:p text:style-name="P7">Inn: Boatman's - Along the river embankment</text:p>
              <text:list>
                <text:list-item>
                  <text:p text:style-name="P7">Josif, adventurer</text:p>
                  <text:list>
                    <text:list-item>
                      <text:p text:style-name="P7">Headed to Schaffenfest in <text:span text:style-name="T8">Bogenhafen</text:span> to sell wines</text:p>
                    </text:list-item>
                    <text:list-item>
                      <text:p text:style-name="P7">Needs a few extra boathands, <text:span text:style-name="T8">Berebeli</text:span> (where other 2 travelers are)</text:p>
                    </text:list-item>
                    <text:list-item>
                      <text:p text:style-name="P7">Wolmar &amp; Gilda (&amp; baby)</text:p>
                    </text:list-item>
                  </text:list>
                </text:list-item>
                <text:list-item>
                  <text:p text:style-name="P7">Max Ernst - Protagonist</text:p>
                  <text:list>
                    <text:list-item>
                      <text:p text:style-name="P7">Died to a random crit, F</text:p>
                    </text:list-item>
                  </text:list>
                </text:list-item>
                <text:list-item>
                  <text:p text:style-name="P7">George &amp; Jacob, rowdy nobles</text:p>
                </text:list-item>
              </text:list>
            </text:list-item>
          </text:list>
        </text:list-item>
        <text:list-item>
          <text:p text:style-name="P7">On the Road to Altdorf (Day 24)</text:p>
          <text:list>
            <text:list-item>
              <text:p text:style-name="P7">Inn: The Five Brothers' Lodge</text:p>
            </text:list-item>
            <text:list-item>
              <text:p text:style-name="P7">Road again</text:p>
              <text:list>
                <text:list-item>
                  <text:p text:style-name="P7">Rolf Hertsis</text:p>
                  <text:list>
                    <text:list-item>
                      <text:p text:style-name="P7">Old traveling buddy, developed rash, heard was accused of theft, now is horrid beast of Chaos</text:p>
                    </text:list-item>
                    <text:list-item>
                      <text:p text:style-name="P7">Mutant human, stinky</text:p>
                    </text:list-item>
                  </text:list>
                </text:list-item>
                <text:list-item>
                  <text:p text:style-name="P7">Cart ambush aftermath</text:p>
                  <text:list>
                    <text:list-item>
                      <text:p text:style-name="P7">Goat legs, tiny head, dog head, pinhead, scaly man</text:p>
                    </text:list-item>
                    <text:list-item>
                      <text:p text:style-name="P7">Lots of dead coach passengers</text:p>
                    </text:list-item>
                  </text:list>
                </text:list-item>
              </text:list>
            </text:list-item>
            <text:list-item>
              <text:p text:style-name="P7">Inn: Seven Spokes</text:p>
              <text:list>
                <text:list-item>
                  <text:p text:style-name="P7">Halfling clown, playing fiddle</text:p>
                </text:list-item>
                <text:list-item>
                  <text:p text:style-name="P7">Woman, band of vials, shallya symbol</text:p>
                </text:list-item>
              </text:list>
            </text:list-item>
          </text:list>
        </text:list-item>
        <text:list-item>
          <text:p text:style-name="P7">On the Road to Altdorf (Day 23, 11th Nachgeheim, 2512)</text:p>
          <text:list>
            <text:list-item>
              <text:p text:style-name="P7">Inn: The Coach and Horses</text:p>
              <text:list>
                <text:list-item>
                  <text:p text:style-name="P7">Nerd</text:p>
                  <text:list>
                    <text:list-item>
                      <text:p text:style-name="P7">Had secret book, very very bad</text:p>
                      <text:list>
                        <text:list-item>
                          <text:p text:style-name="P7">Cult - The Red Crown</text:p>
                        </text:list-item>
                        <text:list-item>
                          <text:p text:style-name="P7">Title: The Secret Life of Demons</text:p>
                        </text:list-item>
                        <text:list-item>
                          <text:p text:style-name="P7">Name?: Fhluger'dagh</text:p>
                        </text:list-item>
                        <text:list-item>
                          <text:p text:style-name="P7">Bound in (sus) red leather</text:p>
                        </text:list-item>
                      </text:list>
                    </text:list-item>
                    <text:list-item>
                      <text:p text:style-name="P7">Bag of weird stuff</text:p>
                      <text:list>
                        <text:list-item>
                          <text:p text:style-name="P7">Liquids and powders: treatments for palsy (a form of paralysis)</text:p>
                        </text:list-item>
                        <text:list-item>
                          <text:p text:style-name="P7">Animal parts in formaldehyde (spell ingredients)</text:p>
                          <text:list>
                            <text:list-item>
                              <text:p text:style-name="P7">Ingredients to cast "Rot" and "Shock"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Coachmen</text:p>
                </text:list-item>
                <text:list-item>
                  <text:p text:style-name="P7">Suspicious Fop</text:p>
                </text:list-item>
                <text:list-item>
                  <text:p text:style-name="P7">Lady trio</text:p>
                </text:list-item>
              </text:list>
            </text:list-item>
            <text:list-item>
              <text:p text:style-name="P7">Altdorf rumors</text:p>
              <text:list>
                <text:list-item>
                  <text:p text:style-name="P7">Too many wizards</text:p>
                </text:list-item>
                <text:list-item>
                  <text:p text:style-name="P7">Emperor away for quite a while, many campaigns</text:p>
                </text:list-item>
                <text:list-item>
                  <text:p text:style-name="P7">Zoo closed due to emperor's griffon causing damage</text:p>
                </text:list-item>
                <text:list-item>
                  <text:p text:style-name="P7">BIG MONEY CONTRACT</text:p>
                  <text:list>
                    <text:list-item>
                      <text:p text:style-name="P7">L. Contract taken by another group 3 days ago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The Crossed Axes Coaching Inn, at Bruckthin's western gate (Day 16)</text:p>
          <text:list>
            <text:list-item>
              <text:p text:style-name="P7">Fine coach, Cannonball Express CC</text:p>
            </text:list-item>
            <text:list-item>
              <text:p text:style-name="P7">Meeting with Andreas</text:p>
              <text:list>
                <text:list-item>
                  <text:p text:style-name="P7">Gershwin Fischgrätenmuster, large man, Fleet Master of CE</text:p>
                  <text:list>
                    <text:list-item>
                      <text:p text:style-name="P7">Cares far more about our journey than the cart</text:p>
                    </text:list-item>
                    <text:list-item>
                      <text:p text:style-name="P7">Probably conversed with Jan before us to learn that</text:p>
                    </text:list-item>
                  </text:list>
                </text:list-item>
                <text:list-item>
                  <text:p text:style-name="P7">Frau Bastel, tiny lady, Gersh's secretary</text:p>
                </text:list-item>
              </text:list>
            </text:list-item>
          </text:list>
        </text:list-item>
        <text:list-item>
          <text:p text:style-name="P7">The Broken Hart</text:p>
          <text:list>
            <text:list-item>
              <text:p text:style-name="P7">Expensive food</text:p>
            </text:list-item>
          </text:list>
        </text:list-item>
        <text:list-item>
          <text:p text:style-name="P7">On the Road to Bruckthin</text:p>
          <text:list>
            <text:list-item>
              <text:p text:style-name="P7">Overturned coach after hefty wheel grooves in the road</text:p>
            </text:list-item>
            <text:list-item>
              <text:p text:style-name="P7">Large dog prints, trail leads east</text:p>
            </text:list-item>
            <text:list-item>
              <text:p text:style-name="P7">Smoke rising from SSE, bandit camp?</text:p>
            </text:list-item>
            <text:list-item>
              <text:p text:style-name="P7">Took notes on: Distance from Blutroch, landmarks</text:p>
            </text:list-item>
            <text:list-item>
              <text:p text:style-name="P7">Ambushed gobbo, Klogs, interrogated</text:p>
            </text:list-item>
          </text:list>
        </text:list-item>
        <text:list-item>
          <text:p text:style-name="P7">The Standing Stones Coachhouse (Day 15)</text:p>
          <text:list>
            <text:list-item>
              <text:p text:style-name="P7">Infamous for once being home to group of Chaos <text:span text:style-name="T9">worshipers</text:span>, slain by Gottreid and Felix</text:p>
            </text:list-item>
          </text:list>
        </text:list-item>
        <text:list-item>
          <text:p text:style-name="P7">Cart Breakdown</text:p>
          <text:list>
            <text:list-item>
              <text:p text:style-name="P7">Jan's cart broke due to a partially sawed axle. Suspects: Jungfreuds, Maybe-cultists, Elicha Hochs' hired thugs</text:p>
            </text:list-item>
          </text:list>
        </text:list-item>
        <text:list-item>
          <text:p text:style-name="P7">Suspicious Road Holes (Day 14)</text:p>
          <text:list>
            <text:list-item>
              <text:p text:style-name="P7">Remains of a bandit camp, abandoned a week or two prior</text:p>
            </text:list-item>
            <text:list-item>
              <text:p text:style-name="P7">Slowed us down significantly</text:p>
            </text:list-item>
          </text:list>
        </text:list-item>
        <text:list-item>
          <text:p text:style-name="P7">The Speared Pike (Day 13, 1st Nachgeheim, 2512)</text:p>
          <text:list>
            <text:list-item>
              <text:p text:style-name="P7">Josef Quartjin, leader of band of 3 travellers</text:p>
              <text:list>
                <text:list-item>
                  <text:p text:style-name="P7">Total bro, hates gobbos real hard, solid Sigmarite</text:p>
                </text:list-item>
                <text:list-item>
                  <text:p text:style-name="P7">Large beard and equally large belly</text:p>
                </text:list-item>
              </text:list>
            </text:list-item>
          </text:list>
        </text:list-item>
        <text:list-item>
          <text:p text:style-name="P7">The Pitcher &amp; Perryton, Havelfurt inn (Day 12, Geheimnistag)</text:p>
        </text:list-item>
        <text:list-item>
          <text:p text:style-name="P7">On the Road Between Bogenhafen and Havelfurt (Day 11)</text:p>
          <text:list>
            <text:list-item>
              <text:p text:style-name="P7">Inn: The Festival Rest</text:p>
            </text:list-item>
            <text:list-item>
              <text:p text:style-name="P7">Strange maybe-cultists, all tattooed, very interested in Luliana (in a deferential way???)</text:p>
              <text:list>
                <text:list-item>
                  <text:p text:style-name="P7">Immediately bailed when Cythara tried to get a good look at their tattoos</text:p>
                </text:list-item>
              </text:list>
            </text:list-item>
          </text:list>
        </text:list-item>
        <text:list-item>
          <text:p text:style-name="P7">The Journey's End, Bogenhafen inn (Day 8)</text:p>
          <text:list>
            <text:list-item>
              <text:p text:style-name="P7">Guillarme and Samir stayed behind</text:p>
            </text:list-item>
            <text:list-item>
              <text:p text:style-name="P7">Spent 2 days selling luxury goods</text:p>
            </text:list-item>
            <text:list-item>
              <text:p text:style-name="P7">Day 10 is Luliana's 29th birthday! (32nd Vorgeheim, 2512)</text:p>
            </text:list-item>
          </text:list>
        </text:list-item>
        <text:list-item>
          <text:p text:style-name="P7">Smith's Son, south of Bogenhafen (Day 7)</text:p>
          <text:list>
            <text:list-item>
              <text:p text:style-name="P7">Innkeeper, has a gun</text:p>
            </text:list-item>
            <text:list-item>
              <text:p text:style-name="P7">Gottri, Dwarf</text:p>
            </text:list-item>
            <text:list-item>
              <text:p text:style-name="P7">Met Cythara</text:p>
            </text:list-item>
          </text:list>
        </text:list-item>
        <text:list-item>
          <text:p text:style-name="P7">Enchanter's Shadow, Schrabwald inn</text:p>
          <text:list>
            <text:list-item>
              <text:p text:style-name="P7">Town is in the "shadow" of Castle Drakenfels</text:p>
            </text:list-item>
            <text:list-item>
              <text:p text:style-name="P7">"Locals preoccupied with fantastical and sinister philosophies"</text:p>
            </text:list-item>
          </text:list>
        </text:list-item>
        <text:list-item>
          <text:p text:style-name="P7">On the road (Day 6)</text:p>
          <text:list>
            <text:list-item>
              <text:p text:style-name="P7">Max Dressler:</text:p>
              <text:list>
                <text:list-item>
                  <text:p text:style-name="P7">Instructed by someone in Ubersreik to rob coaches</text:p>
                  <text:list>
                    <text:list-item>
                      <text:p text:style-name="P7">Then instructed to stop. Why? Lie low?</text:p>
                    </text:list-item>
                  </text:list>
                </text:list-item>
                <text:list-item>
                  <text:p text:style-name="P7">Outfit: Imperial military. Cavalry?</text:p>
                  <text:list>
                    <text:list-item>
                      <text:p text:style-name="P7">Bought with stolen money</text:p>
                    </text:list-item>
                  </text:list>
                </text:list-item>
                <text:list-item>
                  <text:p text:style-name="P7">Killed by town guard in Smith's Son</text:p>
                </text:list-item>
              </text:list>
            </text:list-item>
          </text:list>
        </text:list-item>
        <text:list-item>
          <text:p text:style-name="P7">Luitpold Inn</text:p>
          <text:list>
            <text:list-item>
              <text:p text:style-name="P7">Quite heavily fortified</text:p>
            </text:list-item>
          </text:list>
        </text:list-item>
        <text:list-item>
          <text:p text:style-name="P7">On the road (Day 5)</text:p>
          <text:list>
            <text:list-item>
              <text:p text:style-name="P7">Sgt. Gluteman: Leads the Altdorf 300</text:p>
              <text:list>
                <text:list-item>
                  <text:p text:style-name="P7">Needs a surgeon for a soldier's injury</text:p>
                </text:list-item>
              </text:list>
            </text:list-item>
          </text:list>
        </text:list-item>
        <text:list-item>
          <text:p text:style-name="P7">Five Oaks, just south of Ort (Day 4)</text:p>
        </text:list-item>
        <text:list-item>
          <text:p text:style-name="P7">The Halfway House</text:p>
          <text:list>
            <text:list-item>
              <text:p text:style-name="P7">Jan [?]: Coach driver</text:p>
            </text:list-item>
          </text:list>
        </text:list-item>
        <text:list-item>
          <text:p text:style-name="P7">Flesh Market, North Ubersreik (Day 3)</text:p>
          <text:list>
            <text:list-item>
              <text:p text:style-name="P7">Laura Webber: Scion of the Jungfreud estate</text:p>
              <text:list>
                <text:list-item>
                  <text:p text:style-name="P7">Gustaf [?]: Fed info to gang of thugs, lit barn on fire, try to blame us</text:p>
                  <text:list>
                    <text:list-item>
                      <text:p text:style-name="P7">Red hai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Crown of Carolus, Ubersreik inn (Day 2)</text:p>
        </text:list-item>
        <text:list-item>
          <text:p text:style-name="P7">Greater Ubersreik (Day 1) - Marktag, 23rd Vorgeheim 2512</text:p>
          <text:list>
            <text:list-item>
              <text:p text:style-name="P7">Lady we saved</text:p>
            </text:list-item>
            <text:list-item>
              <text:p text:style-name="P7">Andreas Wagonknecht: Hired investigator, working for Cannonball Express</text:p>
              <text:list>
                <text:list-item>
                  <text:p text:style-name="P7">No longer a Verenian investigator</text:p>
                </text:list-item>
                <text:list-item>
                  <text:p text:style-name="P20">Accused by Carla Pfeffer of framing her friend for a crime, getting friend hanged, because they were chasing same woman</text:p>
                </text:list-item>
              </text:list>
            </text:list-item>
          </text:list>
        </text:list-item>
      </text:list>
      <text:h text:style-name="P28" text:outline-level="5">Quest Archive</text:h>
      <text:list xml:id="list3271318274" text:style-name="L3">
        <text:list-item>
          <text:p text:style-name="P4">Quest: Find what Andreas' true motives are, and see if we can benefit from switching sides</text:p>
          <text:list>
            <text:list-item>
              <text:p text:style-name="P8">Step 1: Determine why Andreas is after Elicha Hochs</text:p>
              <text:list>
                <text:list-item>
                  <text:p text:style-name="P8">Personal beef with Elicha?</text:p>
                </text:list-item>
                <text:list-item>
                  <text:p text:style-name="P8">Is he even hired by Cannonball?</text:p>
                  <text:list>
                    <text:list-item>
                      <text:p text:style-name="P8">Could be hired to frame Elicha and damage Four Seasons</text:p>
                    </text:list-item>
                  </text:list>
                </text:list-item>
              </text:list>
            </text:list-item>
            <text:list-item>
              <text:p text:style-name="P8">Step 1.5: Determine how much Jan has been working against us, watching us, etc</text:p>
            </text:list-item>
            <text:list-item>
              <text:p text:style-name="P8">Step 2: Determine benefits of not helping Andreas</text:p>
            </text:list-item>
            <text:list-item>
              <text:p text:style-name="P8">Intrigue Facts</text:p>
              <text:list>
                <text:list-item>
                  <text:p text:style-name="P8">Imperial Express coach goes missing</text:p>
                  <text:list>
                    <text:list-item>
                      <text:p text:style-name="P8">Was ambushed by goblins</text:p>
                    </text:list-item>
                    <text:list-item>
                      <text:p text:style-name="P8">Was guarded by soldiers, and carrying arms, armor, even guns</text:p>
                    </text:list-item>
                    <text:list-item>
                      <text:p text:style-name="P8">Has reason to want to place blame, to get financial compensation</text:p>
                    </text:list-item>
                  </text:list>
                </text:list-item>
              </text:list>
            </text:list-item>
            <text:list-item>
              <text:p text:style-name="P8">Open questions</text:p>
              <text:list>
                <text:list-item>
                  <text:p text:style-name="P8">Someone wants to deliver weapons to goblins?</text:p>
                </text:list-item>
                <text:list-item>
                  <text:p text:style-name="P8">Who can we trust?</text:p>
                  <text:list>
                    <text:list-item>
                      <text:p text:style-name="P8">Not Jan</text:p>
                    </text:list-item>
                  </text:list>
                </text:list-item>
                <text:list-item>
                  <text:p text:style-name="P8">What is our out?</text:p>
                  <text:list>
                    <text:list-item>
                      <text:p text:style-name="P8">Find who hired Max Dressler</text:p>
                      <text:list>
                        <text:list-item>
                          <text:p text:style-name="P8">Short fellow, red hair, bushy mustache</text:p>
                        </text:list-item>
                        <text:list-item>
                          <text:p text:style-name="P8">Matches description of "Gustaf", in Ubersreik, who tried to frame us for barn fir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Questions to Andreas</text:p>
              <text:list>
                <text:list-item>
                  <text:p text:style-name="P8">Does he know what the cart was carrying?</text:p>
                  <text:list>
                    <text:list-item>
                      <text:p text:style-name="P12"/>
                    </text:list-item>
                  </text:list>
                </text:list-item>
                <text:list-item>
                  <text:p text:style-name="P8">What other trouble has Elicha been up to?</text:p>
                  <text:list>
                    <text:list-item>
                      <text:p text:style-name="P8">Supplying coach schedule to bandits</text:p>
                    </text:list-item>
                    <text:list-item>
                      <text:p text:style-name="P8">Paying to damage roads to create ambush spo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Quest: Find evidence of Elicha Hochs' crimes - COMPLETE?</text:p>
          <text:list>
            <text:list-item>
              <text:p text:style-name="P8">Groups of Note</text:p>
              <text:list>
                <text:list-item>
                  <text:p text:style-name="P8">Four Seasons Coaching Company</text:p>
                  <text:list>
                    <text:list-item>
                      <text:p text:style-name="P8">Elicha Hochs: Spokesperson</text:p>
                      <text:list>
                        <text:list-item>
                          <text:p text:style-name="P8">Been making trouble for locals</text:p>
                        </text:list-item>
                        <text:list-item>
                          <text:p text:style-name="P8">Masterminded a crime?</text:p>
                          <text:list>
                            <text:list-item>
                              <text:p text:style-name="P8">Sponsoring thieves/highwaymen to attack coaches</text:p>
                            </text:list-item>
                            <text:list-item>
                              <text:p text:style-name="P8">Goal: drive Bridgehouse Inn out of business</text:p>
                            </text:list-item>
                          </text:list>
                        </text:list-item>
                        <text:list-item>
                          <text:p text:style-name="P8">Danger has been interfering with business of all coaching companies</text:p>
                        </text:list-item>
                      </text:list>
                    </text:list-item>
                  </text:list>
                </text:list-item>
                <text:list-item>
                  <text:p text:style-name="P8">Cannonball Express Coaching Company</text:p>
                </text:list-item>
                <text:list-item>
                  <text:p text:style-name="P8">Imperial Expressways Coaching Company</text:p>
                </text:list-item>
              </text:list>
            </text:list-item>
            <text:list-item>
              <text:p text:style-name="P8">Step 1: Find missing coach, last seen in Bruckthin, <text:span text:style-name="T9">traveling</text:span> toward Blutroch; Reward: 20 GC</text:p>
              <text:list>
                <text:list-item>
                  <text:p text:style-name="P8">Boy watching the coach as we leave, hired informant?</text:p>
                </text:list-item>
                <text:list-item>
                  <text:p text:style-name="P8">Remember to send surgeon, ask local Quartermaster, Blumenkrantz</text:p>
                </text:list-item>
              </text:list>
            </text:list-item>
            <text:list-item>
              <text:p text:style-name="P8">Info:</text:p>
              <text:list>
                <text:list-item>
                  <text:p text:style-name="P8">Bandits in region have uncanny knowledge of coach goings, feeding into belief of Elicha Hochs' culpability</text:p>
                </text:list-item>
                <text:list-item>
                  <text:p text:style-name="P8">Damage to roads that blocks and hinders carts</text:p>
                </text:list-item>
                <text:list-item>
                  <text:p text:style-name="P8">Attacks on Four Seasons noticeably less than other companies</text:p>
                </text:list-item>
                <text:list-item>
                  <text:p text:style-name="P8">Andreas no longer associated with temple of Verena, has not been for several years</text:p>
                </text:list-item>
                <text:list-item>
                  <text:p text:style-name="P8">In area where the cart went missing, lots of reports of goblin activity, especially from passers by</text:p>
                </text:list-item>
              </text:list>
            </text:list-item>
            <text:list-item>
              <text:p text:style-name="P8">Evidence</text:p>
              <text:list>
                <text:list-item>
                  <text:p text:style-name="P8">Found cart</text:p>
                  <text:list>
                    <text:list-item>
                      <text:p text:style-name="P8">Moderate damage, likely from arrow strikes</text:p>
                    </text:list-item>
                    <text:list-item>
                      <text:p text:style-name="P8">No sabotage</text:p>
                    </text:list-item>
                  </text:list>
                </text:list-item>
                <text:list-item>
                  <text:p text:style-name="P8">Bloodstains around driver's seat, likely killed by arrow</text:p>
                  <text:list>
                    <text:list-item>
                      <text:p text:style-name="P8">Shot at moving cart, no blockade, suggests tip-off rather than general stakeout</text:p>
                    </text:list-item>
                  </text:list>
                </text:list-item>
                <text:list-item>
                  <text:p text:style-name="P8">Large dog prints around cart</text:p>
                  <text:list>
                    <text:list-item>
                      <text:p text:style-name="P8">"Almost no beastmen are canine, usually caprine/hircine, bovine, sometimes equine"</text:p>
                    </text:list-item>
                    <text:list-item>
                      <text:p text:style-name="P8">Almost certainly goblin wolfriders</text:p>
                    </text:list-item>
                  </text:list>
                </text:list-item>
                <text:list-item>
                  <text:p text:style-name="P8">Ambushed gobbo, Klogs</text:p>
                  <text:list>
                    <text:list-item>
                      <text:p text:style-name="P8">Gutbug sent out to get loot, put Yellow<text:span text:style-name="T9">t</text:span>ail in charge</text:p>
                    </text:list-item>
                    <text:list-item>
                      <text:p text:style-name="P8">They looted this wagon</text:p>
                    </text:list-item>
                    <text:list-item>
                      <text:p text:style-name="P8">Had "good loot", not people, but weapons and armor, and guns</text:p>
                    </text:list-item>
                    <text:list-item>
                      <text:p text:style-name="P8">Yellowtail says leaving soon, Gutbug had no <text:span text:style-name="T9">tip-off</text:span>, just lots of ambush parties</text:p>
                    </text:list-item>
                    <text:list-item>
                      <text:p text:style-name="P8">All groups do tolls, this wagon had soldiers, refused toll</text:p>
                    </text:list-item>
                    <text:list-item>
                      <text:p text:style-name="P8">Moved in couple weeks ago, previously on other side of River Reik, left because Twisted Maw, their tribe, was growing and needed more supplies</text:p>
                    </text:list-item>
                  </text:list>
                </text:list-item>
                <text:list-item>
                  <text:p text:style-name="P8">Bridgehouse Inn</text:p>
                </text:list-item>
              </text:list>
            </text:list-item>
          </text:list>
        </text:list-item>
        <text:list-item>
          <text:p text:style-name="P8">Quest: Prepare for "Bold Adventurers Wanted" Ad</text:p>
          <text:list>
            <text:list-item>
              <text:p text:style-name="P8">Already taken</text:p>
            </text:list-item>
          </text:list>
        </text:list-item>
        <text:list-item>
          <text:p text:style-name="P8">Quest: "Inheritance"</text:p>
          <text:list>
            <text:list-item>
              <text:p text:style-name="P8">Kastelle Aloisa Lieberung: The Affidavit, The Inheritance</text:p>
            </text:list-item>
            <text:list-item>
              <text:p text:style-name="P11"><text:span text:style-name="T1">Green tattoo of a tree on forearm, otherwise </text:span><text:span text:style-name="T2">identical</text:span><text:span text:style-name="T1"> appearance</text:span></text:p>
            </text:list-item>
            <text:list-item>
              <text:p text:style-name="P8">Nobody has heard of "Baronet Lieberung" or "Lock Stock &amp; Barl"</text:p>
            </text:list-item>
            <text:list-item>
              <text:p text:style-name="P8">Was a ploy to bait Lieberung</text:p>
            </text:list-item>
          </text:list>
        </text:list-item>
        <text:list-item>
          <text:p text:style-name="P8">Task: Enjoy the <text:span text:style-name="T9">Schaffenfest</text:span>!</text:p>
          <text:list>
            <text:list-item>
              <text:p text:style-name="P8">TODO: Have Cythara train me as cultist, when we next get downtime (several sessions away)</text:p>
            </text:list-item>
            <text:list-item>
              <text:p text:style-name="P8">TODO: Find tutor for basic blackpowder knowledge</text:p>
            </text:list-item>
          </text:list>
        </text:list-item>
        <text:list-item>
          <text:p text:style-name="P8">Quest: Accumulate XP</text:p>
          <text:list>
            <text:list-item>
              <text:p text:style-name="P8">1000 to blitz straight to Cult Magus and buy Double Life</text:p>
            </text:list-item>
            <text:list-item>
              <text:p text:style-name="P8">DO NOT SPEND XP</text:p>
            </text:list-item>
          </text:list>
        </text:list-item>
        <text:list-item>
          <text:p text:style-name="P8">Quest: Investigate "Tree of Life" Cult</text:p>
          <text:list>
            <text:list-item>
              <text:p text:style-name="P11"><text:span text:style-name="T1">Worships </text:span><text:span text:style-name="T2">Nurgle</text:span><text:span text:style-name="T1"> (FINALLY name drop from CARLITZ of all people) (then confirmed by Cythara)</text:span></text:p>
            </text:list-item>
            <text:list-item>
              <text:p text:style-name="P8">Green Tree tattoos</text:p>
            </text:list-item>
            <text:list-item>
              <text:p text:style-name="P8">Possibly responsible for disease in Blutroch</text:p>
              <text:list>
                <text:list-item>
                  <text:p text:style-name="P8">Rolf's symptoms, very Chaos-like, match disease</text:p>
                </text:list-item>
              </text:list>
            </text:list-item>
            <text:list-item>
              <text:p text:style-name="P8">TODO: Try to decipher the cultist's book</text:p>
            </text:list-item>
            <text:list-item>
              <text:p text:style-name="P8">Kastelle Aloisa Lieberung, late Magister Impedimentae for Nuln? chapter</text:p>
            </text:list-item>
            <text:list-item>
              <text:p text:style-name="P8">Locations of activity: Nuln, Middenheim, Altdorf, not Bogenhafen (tho we met them at The Festival Rest)</text:p>
            </text:list-item>
            <text:list-item>
              <text:p text:style-name="P8">"Ordo Septanarius"</text:p>
            </text:list-item>
            <text:list-item>
              <text:p text:style-name="P8">Structure:</text:p>
              <text:list>
                <text:list-item>
                  <text:p text:style-name="P8">Tiny cells spread thru city, 5-6 people max per cell</text:p>
                </text:list-item>
                <text:list-item>
                  <text:p text:style-name="P8">Cells in city organized in 3 groups:</text:p>
                  <text:list>
                    <text:list-item>
                      <text:p text:style-name="P8">Ordo Novitiae - Recruitment</text:p>
                    </text:list-item>
                    <text:list-item>
                      <text:p text:style-name="P8">Ordo Terribilis - "Innovation"</text:p>
                    </text:list-item>
                    <text:list-item>
                      <text:p text:style-name="P8">Ordo Impedimentae - Funds and Resources</text:p>
                    </text:list-item>
                  </text:list>
                </text:list-item>
                <text:list-item>
                  <text:p text:style-name="P8">Ordo headed by a Magister, each Magister reports to the Magister of Magisters</text:p>
                </text:list-item>
              </text:list>
            </text:list-item>
            <text:list-item>
              <text:p text:style-name="P8">Might have infiltrated the highest levels of the Empire</text:p>
              <text:list>
                <text:list-item>
                  <text:p text:style-name="P8">Decree from the Emperor banning killings of Chaos-mutated individuals, and decriminalizing their existence or the known harboring of them</text:p>
                </text:list-item>
              </text:list>
            </text:list-item>
            <text:list-item>
              <text:p text:style-name="P8">Friends in Bogenhäfen</text:p>
              <text:list>
                <text:list-item>
                  <text:p text:style-name="P8">Individuals</text:p>
                  <text:list>
                    <text:list-item>
                      <text:p text:style-name="P8">Magister Richter</text:p>
                    </text:list-item>
                    <text:list-item>
                      <text:p text:style-name="P8">Samir &amp; Guillarme</text:p>
                    </text:list-item>
                    <text:list-item>
                      <text:p text:style-name="P8">Crusher Brogan</text:p>
                    </text:list-item>
                    <text:list-item>
                      <text:p text:style-name="P8">Brokur Zindrisson</text:p>
                    </text:list-item>
                  </text:list>
                </text:list-item>
                <text:list-item>
                  <text:p text:style-name="P8">Groups/Individuals with groups backing them</text:p>
                  <text:list>
                    <text:list-item>
                      <text:p text:style-name="P8">Gravemother</text:p>
                    </text:list-item>
                    <text:list-item>
                      <text:p text:style-name="P17">Sigmarites</text:p>
                    </text:list-item>
                    <text:list-item>
                      <text:p text:style-name="P17">Road Wardens</text:p>
                    </text:list-item>
                    <text:list-item>
                      <text:p text:style-name="P8">Primus von Bildhofen</text:p>
                    </text:list-item>
                    <text:list-item>
                      <text:p text:style-name="P17">The Crossed Fingers (Thieves' Guild)</text:p>
                    </text:list-item>
                    <text:list-item>
                      <text:p text:style-name="P17">(The Vigilant Eye, friends of Cythara)</text:p>
                    </text:list-item>
                  </text:list>
                </text:list-item>
              </text:list>
            </text:list-item>
            <text:list-item>
              <text:p text:style-name="P8">Enemies in Bogenhäfen</text:p>
              <text:list>
                <text:list-item>
                  <text:p text:style-name="P8">Johannes Teugen</text:p>
                </text:list-item>
                <text:list-item>
                  <text:p text:style-name="P8">Town Guard (in Teugen's pocket)</text:p>
                </text:list-item>
                <text:list-item>
                  <text:p text:style-name="P8">Franz Steinhäger</text:p>
                </text:list-item>
                <text:list-item>
                  <text:p text:style-name="P8">Jochen Haagen</text:p>
                </text:list-item>
                <text:list-item>
                  <text:p text:style-name="P8">Stevedores &amp; their Guildmaster Gurney Dumkopf</text:p>
                </text:list-item>
                <text:list-item>
                  <text:p text:style-name="P21">Sigmarite Vampire Hunters</text:p>
                </text:list-item>
              </text:list>
            </text:list-item>
          </text:list>
        </text:list-item>
      </text:list>
      <text:h text:style-name="P28" text:outline-level="5">Italian Swears</text:h>
      <text:list xml:id="list2154785739" text:style-name="L4">
        <text:list-item>
          <text:p text:style-name="P5">Mild</text:p>
          <text:list>
            <text:list-item>
              <text:p text:style-name="P9">Accidenti! - Damn it, holy smoke! (lit. accidents)</text:p>
            </text:list-item>
            <text:list-item>
              <text:p text:style-name="P9">Porca vacca! - Holy cow! (lit. pig cow)</text:p>
            </text:list-item>
            <text:list-item>
              <text:p text:style-name="P9">Porca miseria! - For God’s sake, for Goodness’ sake (lit. pig misery)</text:p>
            </text:list-item>
            <text:list-item>
              <text:p text:style-name="P9">Porco cane! - For God’s sake! (lit. pig dog)</text:p>
            </text:list-item>
            <text:list-item>
              <text:p text:style-name="P9">Cavolo! - Holy smoke! (lit. cabbage)</text:p>
            </text:list-item>
            <text:list-item>
              <text:p text:style-name="P9">Col cavolo! - No way! (lit. with the cabbage!)</text:p>
            </text:list-item>
            <text:list-item>
              <text:p text:style-name="P9">Madonna! - Good God! (lit. Madonna)</text:p>
            </text:list-item>
            <text:list-item>
              <text:p text:style-name="P9">Madonna santa! - Good God! (lit. saint Madonna)</text:p>
            </text:list-item>
            <text:list-item>
              <text:p text:style-name="P9">Che due palle! - What the heck! (lit. what two balls)</text:p>
            </text:list-item>
            <text:list-item>
              <text:p text:style-name="P9">Dio santo! - Oh my God! (lit. saint God)</text:p>
            </text:list-item>
          </text:list>
        </text:list-item>
        <text:list-item>
          <text:p text:style-name="P22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18:37:51.156000000</meta:creation-date>
    <dc:date>2021-05-22T11:55:10.072000000</dc:date>
    <meta:editing-duration>PT14H55M45S</meta:editing-duration>
    <meta:editing-cycles>5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541" meta:word-count="4061" meta:character-count="22606" meta:non-whitespace-character-count="19620"/>
  </office:meta>
</office:document-meta>
</file>